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ahoma" svg:font-family="Tahoma"/>
    <style:font-face style:name="Times" svg:font-family="Times"/>
    <style:font-face style:name="Times New Roman" svg:font-family="Times New Roman"/>
  </office:font-face-decls>
  <office:automatic-styles>
    <style:style style:name="P1" style:family="paragraph" style:parent-style-name="Standard">
      <style:text-properties style:font-name="Times" fo:font-size="12.0pt" fo:color="#000000"/>
    </style:style>
    <style:style style:name="P2" style:family="paragraph" style:parent-style-name="Standard">
      <style:text-properties style:font-name="Times New Roman" fo:font-size="12.0pt"/>
    </style:style>
    <style:style style:name="P3" style:family="paragraph" style:parent-style-name="Standard">
      <style:text-properties style:font-name="Tahoma" fo:font-size="10.0pt" fo:color="#ff0000"/>
    </style:style>
    <style:style style:name="P4" style:family="paragraph" style:parent-style-name="Standard">
      <style:text-properties style:font-name="Times" fo:font-size="12.0pt"/>
    </style:style>
    <style:style style:name="P5" style:family="paragraph" style:parent-style-name="Standard">
      <style:text-properties style:font-name="Times" fo:font-size="12.0pt" fo:color="#ff0000"/>
    </style:style>
    <style:style style:name="T1" style:family="text">
      <style:text-properties fo:color="#ff0000"/>
    </style:style>
    <style:style style:name="T2" style:family="text">
      <style:text-properties style:font-name="Times New Roman" fo:color="#ff0000"/>
    </style:style>
    <style:style style:name="T3" style:family="text">
      <style:text-properties style:font-name="Tahoma" fo:font-size="10.0pt" fo:font-size-asian="10.0pt" fo:font-size-complex="10.0pt" fo:letter-spacing="0.0000in" fo:color="#ff0000"/>
    </style:style>
    <style:style style:name="T4" style:family="text">
      <style:text-properties style:font-name="Times New Roman" fo:font-size="12.0pt" fo:font-size-asian="12.0pt" fo:font-size-complex="12.0pt"/>
    </style:style>
    <style:style style:name="T5" style:family="text">
      <style:text-properties fo:letter-spacing="0.0000in"/>
    </style:style>
    <style:style style:name="T6" style:family="text">
      <style:text-properties fo:color="#000000"/>
    </style:style>
    <style:style style:name="T7" style:family="text">
      <style:text-properties fo:font-size="8.0pt" fo:font-size-asian="8.0pt" fo:font-size-complex="8.0pt"/>
    </style:style>
    <style:style style:name="T8" style:family="text">
      <style:text-properties fo:color="#b80000"/>
    </style:style>
    <style:style style:name="TableColumn1" style:family="table-column">
      <style:table-column-properties style:column-width="3.4625in" style:rel-column-width="32767*"/>
    </style:style>
  </office:automatic-styles>
  <office:body>
    <office:text>
      <text:p text:style-name="P1">The cost and <text:span text:style-name="T1">(Delete “the”)</text:span><text:s/>the quality of unstructured Finite Element meshes has been and still is <text:span text:style-name="T1">(</text:span><text:span text:style-name="T2"><text:s/></text:span><text:span text:style-name="T3">has been and still is = have been</text:span><text:span text:style-name="T1">) </text:span>a stumbling block of the Finite Element Analysis.</text:p>
      <text:p text:style-name="P2"/>
      <text:p text:style-name="P1">While ways to improve upon the effect and cost of the unstructured mesh quality on the numerical convergence are being developed, research is being conducted on developing new methodologies using the simplest mesh possible, a rectangular grid. <text:span text:style-name="T1">(</text:span><text:span text:style-name="T3">While the effect and cost of the unstructured mesh quality on numerical convergence are</text:span></text:p>
      <text:p text:style-name="P3"><text:span text:style-name="T4"><text:s/></text:span><text:span text:style-name="T5">improved, the research is being conducted on developing new methodologies using the possible simplest mesh, a rectangular grid.)</text:span></text:p>
      <text:p text:style-name="P1"/>
      <text:p text:style-name="P1"/>
      <text:p text:style-name="P1">In this paper <text:span text:style-name="T1">(instead of “paper” use “thesis” or “report”)</text:span>, a novel method for solving two-dimensional partial differential equations <text:span text:style-name="T1">(,)</text:span><text:s/>to the domain boundary is presented.</text:p>
      <text:p text:style-name="P1"/>
      <text:p text:style-name="P1">An algorithm for obtaining maximal accuracy from regular grids with minimal boundary intervention is presented.</text:p>
      <text:p text:style-name="P1"/>
      <text:p text:style-name="P1">A new approach for applying Dirichlet and Neumann boundary conditions using the partial cells nodal information <text:span text:style-name="T1">(nodal information fo partial cells)</text:span><text:s/>is developed in one-dimension and in two-dimension <text:span text:style-name="T1">(in one dimesion and two dimensions)</text:span>. </text:p>
      <text:p text:style-name="P1"/>
      <text:p text:style-name="P1">The partial cells method preserves the convergence order obtained by Finite Element solutions using unstructured meshes for the Dirichlet type of boundary conditions. For some set of problems, the method shows to perform <text:span text:style-name="T1">(shows to perform == performs)</text:span><text:s/>even better than the classical Finite Element method due to the quality of the rectangular grid elements.</text:p>
      <text:p text:style-name="P1"/>
      <text:p text:style-name="P1"/>
      <text:p text:style-name="P1"/>
      <text:p text:style-name="P1"/>
      <text:p text:style-name="P1">Introduction</text:p>
      <text:p text:style-name="P1"/>
      <text:p text:style-name="P1">The latter set of methods are <text:span text:style-name="T1">(is)</text:span><text:s/>appealing because of their meshing and mathematical simplicity.</text:p>
      <text:p text:style-name="P1"/>
      <text:p text:style-name="P1">The dependent variables are approximated at the rectangular grid volumes’ centers <text:span text:style-name="T1">(the centers of the rectangular volumes)</text:span>.</text:p>
      <text:p text:style-name="P1"/>
      <text:p text:style-name="P4"><text:span text:style-name="T6">In this paper </text:span><text:span text:style-name="T1">(instead of “paper” use “thesis” or “report”)</text:span><text:span text:style-name="T6"><text:s/>, a novel method for solving two-dimensional partial differential equa</text:span>tions using the Finite Element method on a uniform linear rectangular grid that is non-conform <text:span text:style-name="T1">(non-conforming)</text:span><text:s/>to the domain boundary is presented.</text:p>
      <text:p text:style-name="P4"/>
      <text:p text:style-name="P4">The rectangular grid elements containing arbitrary <text:span text:style-name="T1">(arbitrarily ?)</text:span><text:s/>shaped domain boundaries are christened <text:span text:style-name="T1">(christened “as” or “by”)</text:span><text:s/>partial elements.</text:p>
      <text:p text:style-name="P4"/>
      <text:p text:style-name="P4">A new approach for applying Dirichlet and Neumann boundary conditions using the <text:span text:style-name="T1">(check above change)</text:span><text:s/>partial cells nodal information is developed.</text:p>
      <text:p text:style-name="P4"/>
      <text:p text:style-name="P4">For some set of problems, the method shows to perform <text:span text:style-name="T1">(performs)</text:span><text:s/>even better than the classical Finite Element method due to the quality of the rectangular grid elements.</text:p>
      <text:p text:style-name="P4"/>
      <text:p text:style-name="P4">The partial cells method supplements the Finite Element method with the use of</text:p>
      <text:p text:style-name="P4">rectangular grid without the need for adaptive or conform <text:span text:style-name="T1">(conforming)</text:span><text:s/>meshing along the boundary.</text:p>
      <text:p text:style-name="P4"/>
      <text:p text:style-name="P4">Full elements are treated in the <text:span text:style-name="T1">(the required?)</text:span><text:s/>classical manner.</text:p>
      <text:p text:style-name="P4"/>
      <text:p text:style-name="P4">Nodes of the partial grid that lie outside of the domain <text:span text:style-name="T1">(outside the domain)</text:span>, <text:span text:style-name="T1">(which are called)</text:span><text:s/>called hanging nodes, do not contribute to the interpolation of the partial differential equation.</text:p>
      <text:p text:style-name="P4"/>
      <text:p text:style-name="P1">First, the partial cells method in one-dimension is presented and convergence in <text:span text:style-name="T1">(converges to) </text:span>the H<text:span text:style-name="T7">0 </text:span>and H<text:span text:style-name="T7">1 </text:span>error norms is shown in Section <text:span text:style-name="T8">2</text:span>.</text:p>
      <text:p text:style-name="P2"/>
      <text:p text:style-name="P1">In Section <text:span text:style-name="T8">4</text:span>, the paper is concluded with soome <text:span text:style-name="T1">(some)</text:span><text:s/>remarks and future work.</text:p>
      <text:p text:style-name="P1"/>
      <text:p text:style-name="P1"/>
      <text:p text:style-name="P1"/>
      <text:p text:style-name="P1"/>
      <text:p text:style-name="P1">Parts after introduction</text:p>
      <text:p text:style-name="P1"/>
      <text:p text:style-name="P1">The proposed approach is one of several that one may <text:span text:style-name="T1">(may have considered or may consider?)</text:span><text:s/>considered in attempting to use <text:span text:style-name="T6">partially covered elements with Dirichlet or Neumann boundary conditions. </text:span><text:span text:style-name="T1">(check the whole sentence)</text:span></text:p>
      <text:p text:style-name="P4"/>
      <text:p text:style-name="P4">This is due to the fact that the lower order of accuracy in the interpolation of the flux translates to <text:span text:style-name="T1">(to or into?)</text:span><text:s/>a commensurately lower order of accuracy in the overall solution.</text:p>
      <text:p text:style-name="P4"/>
      <text:p text:style-name="P4">The proposed algorithm requires that there exist <text:span text:style-name="T1">(exists?)</text:span><text:s/>at least one node that is interior to the physical domain, which is, of course, a very mildly limiting assumption.</text:p>
      <text:p text:style-name="P4"/>
      <text:p text:style-name="P4">Once a pairing is established, Dirichlet boundary conditions may be imposed by a unidirectional interpolation of the degree of freedom u is <text:span text:style-name="T1">(meaning is lost here; what is “is” ?)</text:span><text:s/>effected using the value u<text:span text:style-name="T7">i </text:span>at the interior node i and the value u at the intersection point, such that the value u<text:span text:style-name="T7">h </text:span>of this degree of freedom at the hanging node is determined from …</text:p>
      <text:p text:style-name="P4"/>
      <text:p text:style-name="P4">An alternative, bi-directional interpolation, may be also pursued as follows: <text:span text:style-name="T1">(begin with capital letter)</text:span><text:s/>denote by S<text:span text:style-name="T7">1 </text:span>and S<text:span text:style-name="T7">2 </text:span>the …</text:p>
      <text:p text:style-name="P4"/>
      <text:p text:style-name="P1">As concluded from Figure <text:span text:style-name="T8">13 (you should put comma (,) ) </text:span>the rate of convergence in the H<text:span text:style-name="T7">0 </text:span>error norm is quadratic in the element size h, while …</text:p>
      <text:p text:style-name="P1"/>
      <text:p text:style-name="P4"><text:span text:style-name="T6">The finite element </text:span>solution is computed for various placements of the center of the circle, which is taken to move horizontally starting from (2/3, 2/3) and then vertically starting again from horizontally <text:span text:style-name="T1">(what does this sentence mean? Little bit confusing here...)</text:span><text:s/>starting from (2/3, 2/3).</text:p>
      <text:p text:style-name="P4"/>
      <text:p text:style-name="P4">In this paper <text:span text:style-name="T1">(you may write “chapter”, “section”, “thesis” or “report”)</text:span>, a novel algorithm for solving partial … regular grids that</text:p>
      <text:p text:style-name="P5"><text:span text:style-name="T6">are non-conform </text:span>(non-conforming, conform is a verb)<text:span text:style-name="T6"><text:s/>to the domain …</text:span></text:p>
      <text:p text:style-name="P4"/>
      <text:p text:style-name="P4">The algorithm sensitivity in terms of the the <text:span text:style-name="T1">(delete one “the”)</text:span><text:s/>relative position …</text:p>
      <text:p text:style-name="P5"><text:span text:style-name="T6">conditions in two-dimensions </text:span>(consistency, either put “s” or don't put as you did earlier)<text:span text:style-name="T6"><text:s/>...</text:span></text:p>
      <text:p text:style-name="P4"/>
      <text:p text:style-name="P4">ements and more instead f <text:span text:style-name="T1">(of)</text:span><text:s/>a single partial el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949.54</meta:generator>
  </office:meta>
</office:document-meta>
</file>